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8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1.9835in"/>
    </style:style>
    <style:style style:name="co6" style:family="table-column">
      <style:table-column-properties fo:break-before="auto" style:column-width="1.5201in"/>
    </style:style>
    <style:style style:name="ro1" style:family="table-row">
      <style:table-row-properties style:row-height="0.3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1016" table:default-cell-style-name="ce5"/>
        <table:table-row table:style-name="ro1">
          <table:table-cell table:style-name="ce1" office:value-type="string" calcext:value-type="string">
            <text:p>Front Card Variation Unique ID</text:p>
          </table:table-cell>
          <table:table-cell table:style-name="ce1" office:value-type="string" calcext:value-type="string">
            <text:p>Front Card Name</text:p>
          </table:table-cell>
          <table:table-cell table:style-name="ce1" office:value-type="string" calcext:value-type="string">
            <text:p>Front Card Pitch</text:p>
          </table:table-cell>
          <table:table-cell table:style-name="ce1" office:value-type="string" calcext:value-type="string">
            <text:p>Front Card Variation</text:p>
          </table:table-cell>
          <table:table-cell table:style-name="ce1" office:value-type="string" calcext:value-type="string">
            <text:p>Back Card Variation Unique ID</text:p>
          </table:table-cell>
          <table:table-cell table:style-name="ce1" office:value-type="string" calcext:value-type="string">
            <text:p>Back Card Name</text:p>
          </table:table-cell>
          <table:table-cell table:style-name="ce1" office:value-type="string" calcext:value-type="string">
            <text:p>Back Card Pitch</text:p>
          </table:table-cell>
          <table:table-cell table:style-name="ce1" office:value-type="string" calcext:value-type="string">
            <text:p>Back Card Variation</text:p>
          </table:table-cell>
          <table:table-cell table:style-name="ce1" office:value-type="string" calcext:value-type="string">
            <text:p>Is DFC</text:p>
          </table:table-cell>
          <table:table-cell table:style-name="ce1" table:number-columns-repeated="1014"/>
          <table:table-cell/>
        </table:table-row>
        <table:table-row table:style-name="ro2">
          <table:table-cell office:value-type="string" calcext:value-type="string">
            <text:p>wk6LmqFWmnRcdQN9TTrgB</text:p>
          </table:table-cell>
          <table:table-cell office:value-type="string" calcext:value-type="string">
            <text:p>Rhinar, Reckless Rampage</text:p>
          </table:table-cell>
          <table:table-cell/>
          <table:table-cell office:value-type="string" calcext:value-type="string">
            <text:p>WTR001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cT68bt6fmP6HCwrrPPt8</text:p>
          </table:table-cell>
          <table:table-cell office:value-type="string" calcext:value-type="string">
            <text:p>Rhinar, Reckless Rampage</text:p>
          </table:table-cell>
          <table:table-cell/>
          <table:table-cell office:value-type="string" calcext:value-type="string">
            <text:p>WTR001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/>
          <table:table-cell office:value-type="string" calcext:value-type="string">
            <text:p>WTR002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/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/>
          <table:table-cell office:value-type="string" calcext:value-type="string">
            <text:p>WTR002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/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/>
          <table:table-cell office:value-type="string" calcext:value-type="string">
            <text:p>WTR002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/>
          <table:table-cell office:value-type="string" calcext:value-type="string">
            <text:p>WTR002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/>
          <table:table-cell office:value-type="string" calcext:value-type="string">
            <text:p>WTR002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/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/>
          <table:table-cell office:value-type="string" calcext:value-type="string">
            <text:p>WTR002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/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/>
          <table:table-cell office:value-type="string" calcext:value-type="string">
            <text:p>WTR003 - A</text:p>
          </table:table-cell>
          <table:table-cell office:value-type="string" calcext:value-type="string">
            <text:p>KHbPjF6rncKmPHNRhjp7N</text:p>
          </table:table-cell>
          <table:table-cell office:value-type="string" calcext:value-type="string">
            <text:p>Katsu, the Wanderer</text:p>
          </table:table-cell>
          <table:table-cell/>
          <table:table-cell office:value-type="string" calcext:value-type="string">
            <text:p>WTR076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/>
          <table:table-cell office:value-type="string" calcext:value-type="string">
            <text:p>WTR003 – U</text:p>
          </table:table-cell>
          <table:table-cell office:value-type="string" calcext:value-type="string">
            <text:p>gFmfF8FTLG9M7KWbPc97C</text:p>
          </table:table-cell>
          <table:table-cell office:value-type="string" calcext:value-type="string">
            <text:p>Katsu, the Wanderer</text:p>
          </table:table-cell>
          <table:table-cell/>
          <table:table-cell office:value-type="string" calcext:value-type="string">
            <text:p>WTR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/>
          <table:table-cell office:value-type="string" calcext:value-type="string">
            <text:p>WTR003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/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/>
          <table:table-cell office:value-type="string" calcext:value-type="string">
            <text:p>WTR003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/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/>
          <table:table-cell office:value-type="string" calcext:value-type="string">
            <text:p>WTR003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/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/>
          <table:table-cell office:value-type="string" calcext:value-type="string">
            <text:p>WTR003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/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6ztBbmtntbwDJBq89kh</text:p>
          </table:table-cell>
          <table:table-cell office:value-type="string" calcext:value-type="string">
            <text:p><text:s/>Bravo, Showstopper</text:p>
          </table:table-cell>
          <table:table-cell/>
          <table:table-cell office:value-type="string" calcext:value-type="string">
            <text:p>WTR038 - A</text:p>
          </table:table-cell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/>
          <table:table-cell office:value-type="string" calcext:value-type="string">
            <text:p>WTR11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FCGDBDPccndtnkdmB9jh</text:p>
          </table:table-cell>
          <table:table-cell office:value-type="string" calcext:value-type="string">
            <text:p><text:s/>Bravo, Showstopper</text:p>
          </table:table-cell>
          <table:table-cell/>
          <table:table-cell office:value-type="string" calcext:value-type="string">
            <text:p>WTR038 – U</text:p>
          </table:table-cell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/>
          <table:table-cell office:value-type="string" calcext:value-type="string">
            <text:p>WTR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/>
          <table:table-cell office:value-type="string" calcext:value-type="string">
            <text:p>WTR039 –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/>
          <table:table-cell office:value-type="string" calcext:value-type="string">
            <text:p>WTR039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/>
          <table:table-cell office:value-type="string" calcext:value-type="string">
            <text:p>WTR039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/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/>
          <table:table-cell office:value-type="string" calcext:value-type="string">
            <text:p>WTR039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/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/>
          <table:table-cell office:value-type="string" calcext:value-type="string">
            <text:p>WTR040 – A</text:p>
          </table:table-cell>
          <table:table-cell office:value-type="string" calcext:value-type="string">
            <text:p>pnpWw6fQTRrpCWh8bqnPb</text:p>
          </table:table-cell>
          <table:table-cell office:value-type="string" calcext:value-type="string">
            <text:p>Dorinthea Ironsong</text:p>
          </table:table-cell>
          <table:table-cell/>
          <table:table-cell office:value-type="string" calcext:value-type="string">
            <text:p>WTR113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/>
          <table:table-cell office:value-type="string" calcext:value-type="string">
            <text:p>WTR040 – U</text:p>
          </table:table-cell>
          <table:table-cell office:value-type="string" calcext:value-type="string">
            <text:p>TnWBzzDH9McMtddqbzCK9</text:p>
          </table:table-cell>
          <table:table-cell office:value-type="string" calcext:value-type="string">
            <text:p>Dorinthea Ironsong</text:p>
          </table:table-cell>
          <table:table-cell/>
          <table:table-cell office:value-type="string" calcext:value-type="string">
            <text:p>WTR11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/>
          <table:table-cell office:value-type="string" calcext:value-type="string">
            <text:p>WTR040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/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/>
          <table:table-cell office:value-type="string" calcext:value-type="string">
            <text:p>WTR040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/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/>
          <table:table-cell office:value-type="string" calcext:value-type="string">
            <text:p>WTR040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/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/>
          <table:table-cell office:value-type="string" calcext:value-type="string">
            <text:p>WTR040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/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/>
          <table:table-cell office:value-type="string" calcext:value-type="string">
            <text:p>WTR077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/>
          <table:table-cell office:value-type="string" calcext:value-type="string">
            <text:p>WTR077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- A</text:p>
          </table:table-cell>
          <table:table-cell office:value-type="string" calcext:value-type="string">
            <text:p>7wnJmQPJGMGkDTGHPPLTf</text:p>
          </table:table-cell>
          <table:table-cell office:value-type="string" calcext:value-type="string">
            <text:p>Seismic Surge</text:p>
          </table:table-cell>
          <table:table-cell/>
          <table:table-cell office:value-type="string" calcext:value-type="string">
            <text:p>WTR07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– U</text:p>
          </table:table-cell>
          <table:table-cell office:value-type="string" calcext:value-type="string">
            <text:p>HkGQDjLbLnjbQdJfDckjd</text:p>
          </table:table-cell>
          <table:table-cell office:value-type="string" calcext:value-type="string">
            <text:p>Seismic Surge</text:p>
          </table:table-cell>
          <table:table-cell/>
          <table:table-cell office:value-type="string" calcext:value-type="string">
            <text:p>WTR07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/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/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/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/>
          <table:table-cell office:value-type="string" calcext:value-type="string">
            <text:p>WTR078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/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/>
          <table:table-cell office:value-type="string" calcext:value-type="string">
            <text:p>WTR115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/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/>
          <table:table-cell office:value-type="string" calcext:value-type="string">
            <text:p>WTR115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/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0:58:51.2747679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2T12:00:23.071097925</dc:date>
    <meta:editing-duration>PT1H20M53S</meta:editing-duration>
    <meta:editing-cycles>48</meta:editing-cycles>
    <meta:generator>LibreOffice/7.2.5.2$MacOSX_X86_64 LibreOffice_project/499f9727c189e6ef3471021d6132d4c694f357e5</meta:generator>
    <meta:document-statistic meta:table-count="1" meta:cell-count="261" meta:object-count="0"/>
  </office:meta>
</office:document-meta>
</file>